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9" table:default-cell-style-name="ce34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24" office:value-type="string" calcext:value-type="string">
            <text:p>eus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24" office:value-type="string" calcext:value-type="string">
            <text:p>Basque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8.9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5.723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24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3"/>
        </table:table-row>
        <table:table-row table:style-name="ro10">
          <table:table-cell table:number-columns-repeated="8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6:15:41.218707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30T16:29:08.684799880</dc:date>
    <meta:editing-duration>P30DT20H52M</meta:editing-duration>
    <meta:editing-cycles>266</meta:editing-cycles>
    <meta:document-statistic meta:table-count="3" meta:cell-count="140" meta:object-count="0"/>
  </office:meta>
</office:document-meta>
</file>